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Arial" svg:font-family="Arial" style:font-family-generic="swiss"/>
    <style:font-face style:name="Calibri" svg:font-family="Calibri" style:font-family-generic="swiss"/>
    <style:font-face style:name="Liberation Serif" svg:font-family="'Liberation Serif'" style:font-family-generic="swiss"/>
    <style:font-face style:name="Noto Sans" svg:font-family="'Noto Sans'" style:font-family-generic="swiss"/>
    <style:font-face style:name="Tahoma" svg:font-family="Tahoma" style:font-family-generic="swiss"/>
    <style:font-face style:name="Courier 10 Pitch" svg:font-family="'Courier 10 Pitch'" style:font-adornments="Regular" style:font-pitch="fixed"/>
    <style:font-face style:name="Courier New" svg:font-family="'Courier New'" style:font-adornments="Bold"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G Times" svg:font-family="'CG Times'"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Noto Sans1" svg:font-family="'Noto 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Header">
      <style:text-properties fo:language="es" fo:country="AR" officeooo:paragraph-rsid="1f778d89"/>
    </style:style>
    <style:style style:name="P3" style:family="paragraph" style:parent-style-name="Footer">
      <style:text-properties fo:language="es" fo:country="AR"/>
    </style:style>
    <style:style style:name="P4" style:family="paragraph" style:parent-style-name="Footer">
      <style:text-properties fo:language="es" fo:country="AR" officeooo:paragraph-rsid="12c3c61c"/>
    </style:style>
    <style:style style:name="P5" style:family="paragraph" style:parent-style-name="Footer">
      <style:text-properties fo:language="es" fo:country="AR" officeooo:paragraph-rsid="24efcbdc"/>
    </style:style>
    <style:style style:name="P6" style:family="paragraph" style:parent-style-name="Text_20_body">
      <style:text-properties officeooo:rsid="2be9b93f" officeooo:paragraph-rsid="2be9b93f"/>
    </style:style>
    <style:style style:name="P7" style:family="paragraph" style:parent-style-name="Standard">
      <style:text-properties officeooo:rsid="2be59d6c" officeooo:paragraph-rsid="2beb27e4"/>
    </style:style>
    <style:style style:name="P8" style:family="paragraph" style:parent-style-name="Text_20_body">
      <style:paragraph-properties fo:margin-left="0cm" fo:margin-right="0cm" fo:text-indent="0cm" style:auto-text-indent="false"/>
      <style:text-properties officeooo:rsid="2beb27e4" officeooo:paragraph-rsid="2beb27e4"/>
    </style:style>
    <style:style style:name="P9" style:family="paragraph" style:parent-style-name="Text_20_body">
      <style:paragraph-properties fo:margin-left="0cm" fo:margin-right="0cm" fo:text-indent="0cm" style:auto-text-indent="false"/>
      <style:text-properties officeooo:rsid="2be5cb52" officeooo:paragraph-rsid="2beb27e4"/>
    </style:style>
    <style:style style:name="P10" style:family="paragraph" style:parent-style-name="Text_20_body">
      <style:paragraph-properties fo:margin-left="0cm" fo:margin-right="0cm" fo:text-indent="0cm" style:auto-text-indent="false"/>
      <style:text-properties officeooo:rsid="2bed26b8" officeooo:paragraph-rsid="2bed26b8"/>
    </style:style>
    <style:style style:name="P11" style:family="paragraph" style:parent-style-name="Text_20_body">
      <style:paragraph-properties fo:margin-left="0cm" fo:margin-right="0cm" fo:text-indent="0cm" style:auto-text-indent="false"/>
      <style:text-properties officeooo:rsid="2bf0ac21" officeooo:paragraph-rsid="2bf0ac21"/>
    </style:style>
    <style:style style:name="P12" style:family="paragraph" style:parent-style-name="Text_20_body">
      <style:text-properties officeooo:rsid="2bf21c6d" officeooo:paragraph-rsid="2bf21c6d"/>
    </style:style>
    <style:style style:name="P13" style:family="paragraph" style:parent-style-name="Text_20_body">
      <style:text-properties officeooo:rsid="2bf21e95" officeooo:paragraph-rsid="2bf21e95"/>
    </style:style>
    <style:style style:name="P14" style:family="paragraph" style:parent-style-name="Text_20_body">
      <style:text-properties officeooo:rsid="2bf35cdb" officeooo:paragraph-rsid="2bf35cdb"/>
    </style:style>
    <style:style style:name="P15" style:family="paragraph" style:parent-style-name="Heading_20_1">
      <style:text-properties fo:language="es" fo:country="AR" officeooo:rsid="2bf21c6d" officeooo:paragraph-rsid="2bf21c6d"/>
    </style:style>
    <style:style style:name="P16" style:family="paragraph" style:parent-style-name="Heading_20_1">
      <style:text-properties officeooo:rsid="2bf21c6d" officeooo:paragraph-rsid="2bf21c6d"/>
    </style:style>
    <style:style style:name="P17" style:family="paragraph" style:parent-style-name="Title" style:master-page-name="PrimeraPagina_5f_delDia">
      <style:paragraph-properties fo:margin-top="0.4cm" fo:margin-bottom="0.199cm" loext:contextual-spacing="false" style:page-number="auto">
        <style:tab-stops>
          <style:tab-stop style:position="10.735cm"/>
        </style:tab-stops>
      </style:paragraph-properties>
      <style:text-properties fo:language="es" fo:country="AR" officeooo:rsid="2be9b93f" officeooo:paragraph-rsid="2be9b93f"/>
    </style:style>
    <style:style style:name="T1" style:family="text">
      <style:text-properties officeooo:rsid="2be5cb52"/>
    </style:style>
    <style:style style:name="T2" style:family="text">
      <style:text-properties fo:language="es" fo:country="AR"/>
    </style:style>
    <style:style style:name="T3" style:family="text">
      <style:text-properties fo:language="es" fo:country="AR" officeooo:rsid="2be9b93f"/>
    </style:style>
    <style:style style:name="T4" style:family="text">
      <style:text-properties officeooo:rsid="2bf21e95"/>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2" text:separation-character="." text:name="Tabla"/>
      </text:sequence-decls>
      <text:h text:style-name="P17" text:outline-level="1">Mariano Forti</text:h>
      <text:h text:style-name="P15" text:outline-level="2">Front Matter</text:h>
      <text:p text:style-name="P12"><text:span text:style-name="T3">G</text:span><text:span text:style-name="T2">ood Afternoon, My Name is Mariano Forti, and this talk is a short introduction about how I am going to benefit the ThermoConc project.</text:span></text:p>
      <text:h text:style-name="Heading_20_1" text:outline-level="2">Who Am I</text:h>
      <text:p text:style-name="P12">First,Iwould like to introduce Myself. I am currently working at CNEA <text:s/>and Instituto Sabato, which locates me at Argentina, more precisely at Buenos Aires City, but at this moment I am at the city of Seattle attending a conference. There are other aspects of My life which I am open to discuss if you wish to inquire later. </text:p>
      <text:h text:style-name="P16" text:outline-level="2">Experience</text:h>
      <text:p text:style-name="P12">I have been doint DFT calculations for a while now, in metal/ oxide interfaces for my phd, but more recently <text:span text:style-name="T4">I have been dealing with other systems like point defect equilibira in ZrO2. I am also a teaching asistant at Instituto Sabato, in a FEM course.</text:span></text:p>
      <text:h text:style-name="Heading_20_1" text:outline-level="2">DFT of interfaces</text:h>
      <text:p text:style-name="P13">What I did during my phd thesis was calculating adhesion energies of supercells which intend to represent the interfacial zone in protective oxides. The changes in the energies of the system when tractioning or shearing the interface are used to fit an interface potential that allows to derive the tension state of the interface under certain strain. </text:p>
      <text:h text:style-name="Heading_20_1" text:outline-level="2">DFT Point Defects</text:h>
      <text:p text:style-name="P13">What we do with the point defect calculations is to use formation energies of the defects in an abinitio thermodynamics approach to obtain defect concentrations as a function of temperature and gas partial preassure , and we include electric carriers concentrations and vibrational energies. </text:p>
      <text:h text:style-name="Heading_20_1" text:outline-level="2">Experience: TA</text:h>
      <text:p text:style-name="P14">As a TA, I guide students to build their own implementation of the finite element method. This allows them to solve problems of this kind with the codes thiey developed themselves. </text:p>
      <text:h text:style-name="Heading_20_1" text:outline-level="2"><text:soft-page-break/>Task 1-1 in thermocon</text:h>
      <text:p text:style-name="P14">So <text:s/>in the description of the thermoconc project it is staed that some DFT calculations must be artuculated with device design at larger scale. This implies an interaction between both scales which Ithing I am capable of carringon. Also, the atomistic simulations of the problem are into the scope of my knowledge and skills. </text:p>
      <text:h text:style-name="Heading_20_1" text:outline-level="2">Programming</text:h>
      <text:p text:style-name="P14">Last but not less important of my skills is scripting in general. I am quite fluent in bash and that is driven by the need of automating DFT code executions. I also have some experience in python , fortran and matlab. </text:p>
      <text:h text:style-name="Heading_20_1" text:outline-level="2">od for this project?</text:h>
      <text:p text:style-name="P6">1) experience in DFT calculations: surfaces and interfaces</text:p>
      <text:p text:style-name="P6">2) love brainstorming the links between experimental properties and DFT results.</text:p>
      <text:p text:style-name="P6">3) 1.1 task</text:p>
      <text:p text:style-name="P6"><office:annotation><dc:date>2018-10-16T16:48:00.655025965</dc:date><text:p>&lt;!--StartFragment--&gt;</text:p></office:annotation>so there will be interaction between electronic structure simulation and continuum simulation. I can be involved in both topics because I work in dft but I teach FEM.<office:annotation><dc:date>2018-10-16T16:48:00.655215228</dc:date><text:p>&lt;!--EndFragment--&gt;</text:p></office:annotation></text:p>
      <text:p text:style-name="P7"><text:s/>seems to imply that dft and continuum sumulations should interact strongly. Well, I work on dft calculations but I also teach finite element methods. Not an expert but for sure I can interact with someone that makes the large scale simulation and even help designing both simulations.. </text:p>
      <text:p text:style-name="P8">4) <text:span text:style-name="T1">ask 1.2:</text:span></text:p>
      <text:p text:style-name="P9">TE properties of the interface might seem a bottleneck.well, I have been dealing with interfaces for a long time. It is true that I have been <text:s/>looking at mechanical properties more than electrical, but I have done plenty of DOS and band calculations..</text:p>
      <text:p text:style-name="P10">5) some doubts about the project</text:p>
      <text:p text:style-name="P10">Portland in inconstant, time dependant, weather dependent, etc.</text:p>
      <text:p text:style-name="P11">increasing electrical conductivity seems the really hard things to do.</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Arial" svg:font-family="Arial" style:font-family-generic="swiss"/>
    <style:font-face style:name="Calibri" svg:font-family="Calibri" style:font-family-generic="swiss"/>
    <style:font-face style:name="Liberation Serif" svg:font-family="'Liberation Serif'" style:font-family-generic="swiss"/>
    <style:font-face style:name="Noto Sans" svg:font-family="'Noto Sans'" style:font-family-generic="swiss"/>
    <style:font-face style:name="Tahoma" svg:font-family="Tahoma" style:font-family-generic="swiss"/>
    <style:font-face style:name="Courier 10 Pitch" svg:font-family="'Courier 10 Pitch'" style:font-adornments="Regular" style:font-pitch="fixed"/>
    <style:font-face style:name="Courier New" svg:font-family="'Courier New'" style:font-adornments="Bold"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CG Times" svg:font-family="'CG Times'"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Noto Sans1" svg:font-family="'Noto 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heads_20_1" draw:display-name="Arrowheads 1" svg:viewBox="0 0 200 400" svg:d="M100 0l100 400h-200z"/>
    <draw:stroke-dash draw:name="Dashed_20__28_var_29_" draw:display-name="Dashed (var)" draw:style="rect" draw:dots1="1" draw:dots1-length="112%" draw:distance="72%"/>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s" fo:country="AR" style:letter-kerning="true" style:font-name-asian="WenQuanYi Micro Hei"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0.72cm" style:writing-mode="lr-tb"/>
      <style:text-properties style:use-window-font-color="true" style:font-name="Calibri" fo:font-size="11pt" fo:language="es" fo:country="AR"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199cm" loext:contextual-spacing="false" fo:text-align="justify" style:justify-single-word="false" fo:orphans="2" fo:widows="2" fo:text-indent="0.101cm" style:auto-text-indent="false" style:writing-mode="lr-tb"/>
      <style:text-properties fo:font-size="12pt"/>
    </style:style>
    <style:style style:name="Heading" style:family="paragraph" style:parent-style-name="Standard" style:next-style-name="Text_20_body" style:class="text" style:master-page-name="">
      <loext:graphic-properties draw:fill="none" draw:fill-color="#cfe7f5"/>
      <style:paragraph-properties fo:margin-top="0.423cm" fo:margin-bottom="0.212cm" loext:contextual-spacing="false" fo:text-align="end" style:justify-single-word="false" style:page-number="auto" fo:background-color="transparent" style:shadow="none" fo:keep-with-next="always">
        <style:tab-stops/>
      </style:paragraph-properties>
      <style:text-properties style:use-window-font-color="true"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writing-mode="lr-tb"/>
    </style:style>
    <style:style style:name="List" style:family="paragraph" style:parent-style-name="Text_20_body" style:class="list">
      <style:text-properties style:font-name="Arial" fo:font-family="Arial"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Arial" fo:font-family="Arial"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Hindi1" style:font-family-complex="'Lohit Hindi'"/>
    </style:style>
    <style:style style:name="Frame_20_contents" style:display-name="Frame contents" style:family="paragraph" style:parent-style-name="Text_20_body" style:class="extra">
      <style:paragraph-properties fo:margin-left="0.4cm" fo:margin-right="0cm" fo:margin-top="0cm" fo:margin-bottom="0cm" loext:contextual-spacing="false" fo:text-indent="-0.4cm" style:auto-text-indent="false">
        <style:tab-stops/>
      </style:paragraph-properties>
      <style:text-properties style:font-name="Courier 10 Pitch" fo:font-family="'Courier 10 Pitch'" style:font-style-name="Regular" style:font-pitch="fixed" fo:font-size="10pt" style:font-size-asian="10.5pt"/>
    </style:style>
    <style:style style:name="FrameTitle" style:family="paragraph" style:parent-style-name="Frame_20_contents" style:master-page-name="">
      <style:paragraph-properties fo:margin-top="0.499cm" fo:margin-bottom="0cm" loext:contextual-spacing="false" style:page-number="auto"/>
      <style:text-properties fo:font-size="12pt" style:font-size-asian="10.5pt"/>
    </style:style>
    <style:style style:name="Heading_20_1" style:display-name="Heading 1" style:family="paragraph" style:parent-style-name="Heading" style:next-style-name="Text_20_body" style:default-outline-level="2" style:class="text" style:master-page-name="">
      <loext:graphic-properties draw:fill="solid" draw:fill-color="#512480" draw:opacity="100%"/>
      <style:paragraph-properties fo:margin-top="1cm" fo:margin-bottom="0.499cm" loext:contextual-spacing="false" fo:text-align="start" style:justify-single-word="false" style:page-number="auto" fo:break-before="auto" fo:break-after="auto" fo:background-color="#512480" style:writing-mode="lr-tb"/>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loext:graphic-properties draw:fill="solid" draw:fill-color="#826aaf" draw:opacity="100%"/>
      <style:paragraph-properties fo:text-align="start" style:justify-single-word="false" fo:background-color="#826aaf"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4" style:class="text">
      <loext:graphic-properties draw:fill="none" draw:fill-color="#cfe7f5"/>
      <style:paragraph-properties fo:text-align="start" style:justify-single-word="false" fo:background-color="transparent"/>
      <style:text-properties style:use-window-font-color="true" style:font-name="Courier New" fo:font-family="'Courier New'" style:font-style-name="Bold" style:font-family-generic="modern" style:font-pitch="fixed" fo:font-size="12pt" fo:font-weight="bold" fo:background-color="transparent" style:font-size-asian="14pt" style:font-weight-asian="bold" style:font-size-complex="14pt" style:font-weight-complex="bold"/>
    </style:style>
    <style:style style:name="Frame" style:family="paragraph" style:parent-style-name="Standard" style:next-style-name="Standard" style:master-page-name="">
      <style:paragraph-properties fo:margin-left="0cm" fo:margin-right="0cm" fo:margin-top="0.101cm" fo:margin-bottom="0.499cm" loext:contextual-spacing="false" fo:text-align="center" style:justify-single-word="false" fo:text-indent="0cm" style:auto-text-indent="false" style:page-number="auto"/>
      <style:text-properties style:font-name="Courier 10 Pitch" fo:font-family="'Courier 10 Pitch'" style:font-style-name="Regular" style:font-pitch="fixe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Code" style:family="paragraph" style:parent-style-name="Standard" style:master-page-name="">
      <loext:graphic-properties draw:fill="solid" draw:fill-color="#cccccc" draw:opacity="100%"/>
      <style:paragraph-properties fo:margin-left="2cm" fo:margin-right="1cm" fo:margin-top="0cm" fo:margin-bottom="0cm" loext:contextual-spacing="false" fo:text-indent="-1cm" style:auto-text-indent="false" style:page-number="auto" fo:background-color="#cccccc" fo:padding="0.049cm" fo:border="0.06pt solid #000000" style:shadow="none">
        <style:tab-stops/>
      </style:paragraph-properties>
      <style:text-properties style:font-name="Courier 10 Pitch" fo:font-family="'Courier 10 Pitch'" style:font-style-name="Regular" style:font-pitch="fixed"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Heading_20_4" style:display-name="Heading 4" style:family="paragraph" style:parent-style-name="Heading" style:default-outline-level="5" style:class="text">
      <loext:graphic-properties draw:fill="none" draw:fill-color="#cfe7f5"/>
      <style:paragraph-properties fo:background-color="transparent"/>
    </style:style>
    <style:style style:name="Quotations" style:family="paragraph" style:parent-style-name="Standard" style:class="html" style:master-page-name="">
      <loext:graphic-properties draw:fill="solid" draw:fill-color="#b2b2b2"/>
      <style:paragraph-properties fo:margin-left="0cm" fo:margin-right="1cm" fo:margin-top="0cm" fo:margin-bottom="0.499cm" loext:contextual-spacing="true" fo:line-height="100%" fo:text-indent="1cm" style:auto-text-indent="false" style:page-number="auto" fo:background-color="#b2b2b2"/>
      <style:text-properties fo:font-size="10pt"/>
    </style:style>
    <style:style style:name="Title" style:family="paragraph" style:parent-style-name="Heading" style:next-style-name="Standard" style:default-outline-level="1" style:class="chapter" style:master-page-name="PrimeraPagina_5f_delDia">
      <loext:graphic-properties draw:fill="none" draw:fill-color="#cfe7f5"/>
      <style:paragraph-properties fo:text-align="center" style:justify-single-word="false" style:page-number="auto" fo:break-before="auto" fo:break-after="auto" fo:background-color="transparent" fo:padding="0.049cm" fo:border-left="none" fo:border-right="none" fo:border-top="0.99pt solid #000000" fo:border-bottom="0.99pt solid #000000"/>
      <style:text-properties style:use-window-font-color="true" fo:font-size="18pt"/>
    </style:style>
    <style:style style:name="Subtitle" style:family="paragraph" style:parent-style-name="Heading" style:class="chapter"/>
    <style:style style:name="Header" style:family="paragraph" style:parent-style-name="Standard" style:class="extra" style:master-page-name="">
      <style:paragraph-properties fo:text-align="center" style:justify-single-word="false" style:page-number="auto" text:number-lines="false" text:line-number="0"/>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Sender" style:family="paragraph" style:parent-style-name="Standard" style:class="extra"/>
    <style:style style:name="Signature" style:family="paragraph" style:parent-style-name="Standard" style:class="text"/>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 style:family="paragraph" style:parent-style-name="Standard" style:class="extra">
      <style:paragraph-properties fo:text-align="center" style:justify-single-word="false" text:number-lines="false" text:line-number="0"/>
    </style:style>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Bibliography_20_Heading" style:display-name="Bibliography Heading" style:family="paragraph" style:parent-style-name="Heading" style:class="index">
      <style:paragraph-properties fo:padding="0.049cm" fo:border-left="none" fo:border-right="none" fo:border-top="0.26pt solid #000000" fo:border-bottom="0.26pt solid #000000"/>
    </style:style>
    <style:style style:name="Contents_20_Heading" style:display-name="Contents Heading" style:family="paragraph" style:parent-style-name="Heading" style:class="index" style:master-page-name="Index">
      <style:paragraph-properties style:page-number="auto"/>
    </style:style>
    <style:style style:name="Heading_20_5" style:display-name="Heading 5" style:family="paragraph" style:parent-style-name="Heading" style:class="text">
      <loext:graphic-properties draw:fill="none" draw:fill-color="#cfe7f5"/>
      <style:paragraph-properties fo:text-align="start" style:justify-single-word="false" fo:background-color="transparent"/>
      <style:text-properties style:use-window-font-color="true"/>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rawing" style:family="paragraph" style:parent-style-name="Caption"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keywords" style:family="paragraph" style:parent-style-name="Heading" style:next-style-name="Standard">
      <style:paragraph-properties fo:text-align="center" style:justify-single-word="false"/>
      <style:text-properties fo:color="#000000"/>
    </style:style>
    <style:style style:name="ToDolist" style:family="paragraph" style:parent-style-name="Standard">
      <style:paragraph-properties fo:margin-left="2cm" fo:margin-right="0cm" fo:text-indent="-1cm" style:auto-text-indent="false">
        <style:tab-stops/>
      </style:paragraph-properties>
    </style:style>
    <style:style style:name="Cita_5f_de_5f_bitacora" style:display-name="Cita_de_bitacora" style:family="paragraph" style:parent-style-name="Standard" style:next-style-name="Standard">
      <loext:graphic-properties draw:fill="solid" draw:fill-color="#dddddd" draw:opacity="100%"/>
      <style:paragraph-properties fo:margin-left="3cm" fo:margin-right="0cm" fo:text-indent="0.101cm" style:auto-text-indent="false" fo:background-color="#dddddd" fo:padding="0.049cm" fo:border="0.06pt solid #000000" style:shadow="none"/>
      <style:text-properties fo:font-size="8pt" fo:font-style="italic"/>
    </style:style>
    <style:style style:name="Portada" style:family="paragraph" style:parent-style-name="Standard">
      <style:text-properties style:font-name="CG Times" fo:font-family="'CG Times'" style:font-style-name="Regular" style:font-family-generic="roman" style:font-pitch="variable" style:font-size-asian="10.5pt"/>
    </style:style>
    <style:style style:name="Portada-Titulo" style:family="paragraph" style:parent-style-name="Portada">
      <style:paragraph-properties fo:text-align="center" style:justify-single-word="false"/>
      <style:text-properties fo:font-size="18pt" fo:font-weight="bold" style:font-size-asian="10.5pt"/>
    </style:style>
    <style:style style:name="Contents_20_1" style:display-name="Contents 1" style:family="paragraph" style:parent-style-name="Index" style:class="index">
      <style:paragraph-properties fo:margin-top="0.499cm" fo:margin-bottom="0.199cm" loext:contextual-spacing="false"/>
      <style:text-properties fo:font-size="14pt"/>
    </style:style>
    <style:style style:name="Contents_20_2" style:display-name="Contents 2" style:family="paragraph" style:parent-style-name="Index" style:class="index">
      <style:paragraph-properties fo:margin-left="1.499cm" fo:margin-right="0cm" fo:text-indent="-0.499cm" style:auto-text-indent="false">
        <style:tab-stops/>
      </style:paragraph-properties>
    </style:style>
    <style:style style:name="Contents_20_3" style:display-name="Contents 3" style:family="paragraph" style:parent-style-name="Index" style:class="index">
      <style:paragraph-properties fo:margin-left="2.499cm" fo:margin-right="0cm" fo:text-indent="-0.499cm" style:auto-text-indent="false">
        <style:tab-stops/>
      </style:paragraph-properties>
    </style:style>
    <style:style style:name="Default_20_-_20_citado" style:display-name="Default - citado" style:family="paragraph" style:parent-style-name="Standard" style:master-page-name="">
      <style:paragraph-properties fo:margin-left="2cm" fo:margin-right="2cm" fo:text-align="justify" style:justify-single-word="false" fo:text-indent="1cm" style:auto-text-indent="false" style:page-number="auto"/>
      <style:text-properties fo:font-size="8pt"/>
    </style:style>
    <style:style style:name="Heading1_20_-_20_citado" style:display-name="Heading1 - citado" style:family="paragraph" style:parent-style-name="Heading_20_1" style:default-outline-level="" style:list-style-name="" style:master-page-name="">
      <style:paragraph-properties fo:margin-left="2cm" fo:margin-right="2cm" fo:text-indent="0.101cm" style:auto-text-indent="false" style:page-number="auto"/>
    </style:style>
    <style:style style:name="Heading_20_2_20_-_20_citado" style:display-name="Heading 2 - citado" style:family="paragraph" style:parent-style-name="Heading_20_2" style:next-style-name="Default_20_-_20_citado" style:default-outline-level="" style:list-style-name="">
      <style:paragraph-properties fo:margin-left="1.499cm" fo:margin-right="0cm" fo:text-indent="0.101cm" style:auto-text-indent="false"/>
      <style:text-properties fo:font-size="12pt" fo:background-color="transparent"/>
    </style:style>
    <style:style style:name="code_20_-_20_citado" style:display-name="code - citado" style:family="paragraph" style:parent-style-name="Code">
      <style:paragraph-properties fo:margin-left="4.001cm" fo:margin-right="1cm" fo:text-indent="-1cm" style:auto-text-indent="false">
        <style:tab-stops/>
      </style:paragraph-properties>
    </style:style>
    <style:style style:name="Figura-Y-caption" style:family="paragraph" style:parent-style-name="Caption">
      <style:paragraph-properties fo:margin-left="0cm" fo:margin-right="0cm" fo:line-height="100%" fo:text-align="center" style:justify-single-word="false" fo:text-indent="0cm" style:auto-text-indent="false" style:writing-mode="lr-tb"/>
      <style:text-properties style:font-name="Times New Roman" fo:font-family="'Times New Roman'" style:font-style-name="Regular" style:font-family-generic="roman" style:font-pitch="variable" fo:font-size="11pt" fo:font-style="normal" style:font-style-asian="normal" style:font-weight-complex="normal"/>
    </style:style>
    <style:style style:name="table_20_referencias" style:display-name="table referencias" style:family="paragraph" style:parent-style-name="Table_20_Contents">
      <style:paragraph-properties fo:text-align="start" style:justify-single-word="false"/>
      <style:text-properties fo:font-size="10pt"/>
    </style:style>
    <style:style style:name="List_20_1" style:display-name="List 1" style:family="paragraph" style:parent-style-name="List" style:class="list"/>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Noto Sans" fo:font-family="'Noto Sans'"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Noto Sans" fo:font-family="'Noto Sans'" style:font-family-generic="swiss" fo:font-size="18pt" style:letter-kerning="true" style:font-name-asian="Noto Sans1" style:font-family-asian="'Noto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Noto Sans" fo:font-family="'Noto Sans'"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swiss" fo:font-size="12pt" style:letter-kerning="true" style:font-name-asian="Noto Sans1" style:font-family-asian="'Noto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Noto Sans" fo:font-family="'Noto Sans'" style:font-family-generic="swiss"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Noto Sans" fo:font-family="'Noto Sans'" style:font-family-generic="swiss"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3" style:display-name="Comparison~LT~Gliederung 3" style:family="paragraph"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4" style:display-name="Comparison~LT~Gliederung 4" style:family="paragraph" style:parent-style-name="Comparison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5" style:display-name="Comparison~LT~Gliederung 5" style:family="paragraph" style:parent-style-name="Comparison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Noto Sans" fo:font-family="'Noto Sans'" style:font-family-generic="swiss"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2" style:display-name="Default~LT~Gliederung 2" style:family="paragraph"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swis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swis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swiss" fo:font-size="20pt" fo:font-style="normal" fo:text-shadow="none" style:text-underline-style="none" fo:font-weight="normal" style:letter-kerning="true" style:font-size-asian="20pt" style:font-style-asian="normal" style:font-weight-asian="normal" style:text-emphasize="none"/>
    </style:style>
    <style:style style:name="Code" style:family="text">
      <style:text-properties style:font-name="Courier 10 Pitch" fo:font-family="'Courier 10 Pitch'" style:font-style-name="Regular" style:font-pitch="fixed" style:font-size-asian="10.5pt"/>
    </style:style>
    <style:style style:name="Numbering_20_Symbols" style:display-name="Numbering Symbols" style:family="text"/>
    <style:style style:name="Internet_20_link" style:display-name="Internet link" style:family="text">
      <style:text-properties fo:color="#000066" style:font-name="Courier New1" fo:font-family="'Courier New'" style:font-style-name="Regular" style:font-family-generic="modern" style:font-pitch="fixed" fo:font-size="10pt" style:text-underline-style="none" fo:font-weight="bold" style:language-asian="zxx" style:country-asian="none" style:language-complex="zxx" style:country-complex="none" style:text-overline-style="none" style:text-overline-color="font-color"/>
    </style:style>
    <style:style style:name="Source_20_Text" style:display-name="Source Text" style:family="text">
      <style:text-properties style:font-name="Droid Sans Mono" fo:font-family="'Droid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igura_5f_tit_5f_sam2013" style:display-name="Figura_tit_sam2013" style:family="text">
      <style:text-properties style:use-window-font-color="true" style:font-name="Times New Roman1" fo:font-family="'Times New Roman'" style:font-family-generic="roman" style:font-pitch="variable" fo:font-size="11pt" fo:font-weight="bold" style:font-name-asian="Times New Roman1" style:font-family-asian="'Times New Roman'" style:font-family-generic-asian="roman" style:font-pitch-asian="variable" style:font-size-asian="11pt" style:font-weight-asian="bold" style:font-name-complex="Times New Roman1" style:font-family-complex="'Times New Roman'" style:font-family-generic-complex="roman" style:font-pitch-complex="variable" style:font-size-complex="11pt"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font-name="Courier New1" fo:font-family="'Courier New'" style:font-style-name="Regular" style:font-family-generic="modern" style:font-pitch="fixed" fo:font-size="11pt" style:text-underline-style="none"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as-char" svg:x="0cm" svg:y="0cm" style:wrap="dynamic" style:number-wrapped-paragraphs="no-limit" style:wrap-contour="false" style:vertical-pos="top" style:vertical-rel="baselin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rameEnTexto" style:family="graphic" style:parent-style-name="Frame">
      <style:graphic-properties text:anchor-type="paragraph" draw:fill-image-width="0cm" draw:fill-image-height="0cm" fo:padding="0cm" fo:border="none" style:shadow="none" draw:shadow-opacity="100%"/>
    </style:style>
    <style:style style:name="FrameFiguraInferior" style:family="graphic" style:parent-style-name="Frame">
      <style:graphic-properties text:anchor-type="as-char" svg:x="0cm" svg:y="0cm" fo:margin-top="0.499cm" fo:margin-bottom="0.199cm" style:vertical-pos="bottom" style:vertical-rel="baseline" style:horizontal-pos="center" style:horizontal-rel="page-content" draw:fill-image-width="0cm" draw:fill-image-height="0cm"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style:default-page-layout>
      <style:page-layout-properties style:writing-mode="lr-tb" style:layout-grid-standard-mode="true"/>
    </style:default-page-layout>
  </office:styles>
  <office:automatic-styles>
    <style:style style:name="Table3" style:family="table">
      <style:table-properties style:width="19.001cm" table:align="margins" style:writing-mode="lr-tb"/>
    </style:style>
    <style:style style:name="Table3.A" style:family="table-column">
      <style:table-column-properties style:column-width="16.655cm" style:rel-column-width="57442*"/>
    </style:style>
    <style:style style:name="Table3.B" style:family="table-column">
      <style:table-column-properties style:column-width="2.346cm" style:rel-column-width="8093*"/>
    </style:style>
    <style:style style:name="Table2" style:family="table">
      <style:table-properties table:align="margins" style:writing-mode="lr-tb"/>
    </style:style>
    <style:style style:name="Table2.A" style:family="table-column">
      <style:table-column-properties style:rel-column-width="59645*"/>
    </style:style>
    <style:style style:name="Table2.B" style:family="table-column">
      <style:table-column-properties style:rel-column-width="5890*"/>
    </style:style>
    <style:style style:name="Table4" style:family="table">
      <style:table-properties style:width="19.001cm" table:align="margins" style:writing-mode="lr-tb"/>
    </style:style>
    <style:style style:name="Table4.A" style:family="table-column">
      <style:table-column-properties style:column-width="16.759cm" style:rel-column-width="57802*"/>
    </style:style>
    <style:style style:name="Table4.B" style:family="table-column">
      <style:table-column-properties style:column-width="2.242cm" style:rel-column-width="7733*"/>
    </style:style>
    <style:style style:name="Table1" style:family="table">
      <style:table-properties table:align="margins" style:writing-mode="lr-tb"/>
    </style:style>
    <style:style style:name="Table1.A" style:family="table-column">
      <style:table-column-properties style:rel-column-width="60305*"/>
    </style:style>
    <style:style style:name="Table1.B" style:family="table-column">
      <style:table-column-properties style:rel-column-width="5230*"/>
    </style:style>
    <style:style style:name="MP1" style:family="paragraph" style:parent-style-name="Header">
      <style:text-properties fo:language="es" fo:country="AR" officeooo:paragraph-rsid="1f778d89"/>
    </style:style>
    <style:style style:name="MP2" style:family="paragraph" style:parent-style-name="Footer">
      <style:text-properties fo:language="es" fo:country="AR"/>
    </style:style>
    <style:style style:name="MP3" style:family="paragraph" style:parent-style-name="Header">
      <style:text-properties fo:language="es" fo:country="AR"/>
    </style:style>
    <style:style style:name="MP4" style:family="paragraph" style:parent-style-name="Footer">
      <style:text-properties fo:language="es" fo:country="AR" officeooo:paragraph-rsid="12c3c61c"/>
    </style:style>
    <style:style style:name="MP5" style:family="paragraph" style:parent-style-name="Footer">
      <style:text-properties fo:language="es" fo:country="AR" officeooo:paragraph-rsid="24efcbdc"/>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fill="none" draw:fill-color="#cfe7f5"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8">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cfe7f5"/>
      </style:footer-style>
    </style:page-layout>
    <style:page-layout style:name="Mpm9">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cfe7f5"/>
      </style:header-style>
      <style:footer-style>
        <style:header-footer-properties fo:min-height="0.998cm" fo:margin-left="0cm" fo:margin-right="0cm" fo:margin-top="0.499cm" fo:background-color="transparent" style:dynamic-spacing="false" draw:fill="none" draw:fill-color="#cfe7f5"/>
      </style:footer-style>
    </style:page-layout>
  </office:automatic-styles>
  <office:master-styles>
    <style:master-page style:name="Standard" style:page-layout-name="Mpm1">
      <style:header>
        <text:p text:style-name="MP1"><text:chapter text:display="name" text:outline-level="1">Mariano Forti</text:chapter></text:p>
      </style:header>
      <style:footer>
        <table:table table:name="Table3" table:style-name="Table3">
          <table:table-column table:style-name="Table3.A"/>
          <table:table-column table:style-name="Table3.B"/>
          <table:table-row>
            <table:table-cell office:value-type="string">
              <text:p text:style-name="MP2"/>
            </table:table-cell>
            <table:table-cell office:value-type="string">
              <text:p text:style-name="MP2"><text:page-number text:select-page="current">2</text:page-number></text:p>
            </table:table-cell>
          </table:table-row>
        </table:table>
      </style:footer>
    </style:master-page>
    <style:master-page style:name="HTML" style:page-layout-name="Mpm2"/>
    <style:master-page style:name="Index" style:page-layout-name="Mpm3">
      <style:header>
        <text:p text:style-name="MP3"><text:reference-ref text:reference-format="text" text:ref-name="Titulo">Error: Reference source not found</text:reference-ref>, <text:reference-ref text:reference-format="text" text:ref-name="Periodo">Error: Reference source not found</text:reference-ref></text:p>
      </style:header>
      <style:footer>
        <table:table table:name="Table2" table:style-name="Table2">
          <table:table-column table:style-name="Table2.A"/>
          <table:table-column table:style-name="Table2.B"/>
          <table:table-row>
            <table:table-cell office:value-type="string">
              <text:p text:style-name="MP2"><text:chapter text:display="name" text:outline-level="1"/></text:p>
            </table:table-cell>
            <table:table-cell office:value-type="string">
              <text:p text:style-name="MP2"><text:page-number text:select-page="current">0</text:page-number></text:p>
            </table:table-cell>
          </table:table-row>
        </table:table>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First_20_Page" style:display-name="First Page" style:page-layout-name="Mpm6" style:next-style-name="Index"/>
    <style:master-page style:name="PrimeraPagina_5f_delDia" style:display-name="PrimeraPagina_delDia" style:page-layout-name="Mpm7" style:next-style-name="Standard">
      <style:footer>
        <table:table table:name="Table4" table:style-name="Table4">
          <table:table-column table:style-name="Table4.A"/>
          <table:table-column table:style-name="Table4.B"/>
          <table:table-row>
            <table:table-cell office:value-type="string">
              <text:p text:style-name="MP4"><text:reference-ref text:reference-format="text" text:ref-name="Titulo">Error: Reference source not found</text:reference-ref><text:s/>- <text:reference-ref text:reference-format="text" text:ref-name="Volumen">Error: Reference source not found</text:reference-ref></text:p>
            </table:table-cell>
            <table:table-cell office:value-type="string">
              <text:p text:style-name="MP5"><text:page-number text:select-page="current">1</text:page-number></text:p>
            </table:table-cell>
          </table:table-row>
        </table:table>
      </style:footer>
    </style:master-page>
    <style:master-page style:name="Landscape-primera" style:page-layout-name="Mpm8" style:next-style-name="Landscape">
      <style:footer>
        <table:table table:name="Table1" table:style-name="Table1">
          <table:table-column table:style-name="Table1.A"/>
          <table:table-column table:style-name="Table1.B"/>
          <table:table-row>
            <table:table-cell office:value-type="string">
              <text:p text:style-name="MP2"><text:reference-ref text:reference-format="text" text:ref-name="Titulo">Error: Reference source not found</text:reference-ref><text:s/>- <text:reference-ref text:reference-format="text" text:ref-name="Volumen">Error: Reference source not found</text:reference-ref></text:p>
            </table:table-cell>
            <table:table-cell office:value-type="string">
              <text:p text:style-name="MP2"><text:page-number text:select-page="current">0</text:page-number></text:p>
            </table:table-cell>
          </table:table-row>
        </table:table>
      </style:footer>
    </style:master-page>
    <style:master-page style:name="Landscape" style:page-layout-name="Mpm9">
      <style:header>
        <text:p text:style-name="MP3"><text:chapter text:display="name" text:outline-level="1"/>. <text:reference-ref text:reference-format="text" text:ref-name="Titulo">Error: Reference source not found</text:reference-ref><text:s/><text:reference-ref text:reference-format="text" text:ref-name="Volumen">Error: Reference source not found</text:reference-ref></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0:20:01.750970464</meta:creation-date>
    <meta:editing-duration>P73DT14H2M31S</meta:editing-duration>
    <meta:editing-cycles>5716</meta:editing-cycles>
    <meta:generator>LibreOffice/6.1.2.1$Linux_X86_64 LibreOffice_project/10$Build-1</meta:generator>
    <dc:subject>Bitácora de Trabajo</dc:subject>
    <dc:title>bitacora 13/09/2016</dc:title>
    <meta:initial-creator>Mariano Forti</meta:initial-creator>
    <dc:date>2018-10-17T00:15:22.668198547</dc:date>
    <dc:creator>Mariano Forti</dc:creator>
    <meta:document-statistic meta:table-count="4" meta:image-count="0" meta:object-count="0" meta:page-count="2" meta:paragraph-count="38" meta:word-count="596" meta:character-count="3545" meta:non-whitespace-character-count="2975"/>
    <meta:user-defined meta:name="AppVersion">12.0000</meta:user-defined>
    <meta:user-defined meta:name="Company">CNEA-UNSAM</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1f6062dc-e879-3a5e-8932-4ede1744e25d</meta:user-defined>
    <meta:user-defined meta:name="ScaleCrop" meta:value-type="boolean">false</meta:user-defined>
    <meta:user-defined meta:name="ShareDoc" meta:value-type="boolean">false</meta:user-defined>
    <meta:template xlink:type="simple" xlink:actuate="onRequest" xlink:title="bitacora" xlink:href="../../../.config/libreoffice/4/user/template/bitacora.ott" meta:date="2016-08-09T22:35:59.991959852"/>
  </office:meta>
</office:document-meta>
</file>